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print()%20" xlink:type="simple">so_lan_in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2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29" office:value-type="string">
            <text:p><text:a xlink:href="python://get_tax_amount(line.purchase_line_id%20or%20False)" xlink:type="simple">get_tax_amount</text:a></text:p>
          </table:table-cell>
          <table:table-cell table:style-name="ce29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29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9"/>
          <table:covered-table-cell table:style-name="ce30"/>
          <table:table-cell table:style-name="ce3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6" office:value-type="string">
            <text:p><text:s/>ĐÃ NHẬN ĐỦ HÀNG</text:p>
          </table:table-cell>
          <table:table-cell table:style-name="ce16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1T09:51:25</dc:date>
    <meta:generator>LibreOffice/3.5$Linux_x86 LibreOffice_project/350m1$Build-2</meta:generator>
    <meta:editing-duration>PT22H55M24S</meta:editing-duration>
    <meta:editing-cycles>184</meta:editing-cycles>
    <dc:creator>TrongNguyen </dc:creator>
    <meta:document-statistic meta:table-count="3" meta:cell-count="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